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AA000000DDE709ADDC35E072F4.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5dfd" officeooo:paragraph-rsid="001c5dfd"/>
    </style:style>
    <style:style style:name="P2" style:family="paragraph" style:parent-style-name="Standard">
      <style:paragraph-properties fo:text-align="center" style:justify-single-word="false"/>
      <style:text-properties fo:font-size="14pt" officeooo:rsid="001c5dfd" officeooo:paragraph-rsid="001c5dfd" style:font-size-asian="14pt" style:font-size-complex="14pt"/>
    </style:style>
    <style:style style:name="P3" style:family="paragraph" style:parent-style-name="Standard">
      <style:paragraph-properties fo:text-align="start" style:justify-single-word="false"/>
      <style:text-properties style:font-name="Liberation Serif" fo:font-size="12pt" officeooo:paragraph-rsid="001c5dfd" style:font-size-asian="12pt" style:font-size-complex="12pt"/>
    </style:style>
    <style:style style:name="P4" style:family="paragraph" style:parent-style-name="Standard">
      <style:paragraph-properties fo:text-align="start" style:justify-single-word="false"/>
      <style:text-properties style:font-name="Liberation Serif" fo:font-size="12pt" officeooo:rsid="001c5dfd" officeooo:paragraph-rsid="001c5dfd" style:font-size-asian="12pt" style:font-size-complex="12pt"/>
    </style:style>
    <style:style style:name="P5" style:family="paragraph" style:parent-style-name="Footer">
      <style:text-properties officeooo:rsid="001f7d90" officeooo:paragraph-rsid="001f7d90"/>
    </style:style>
    <style:style style:name="T1" style:family="text">
      <style:text-properties officeooo:rsid="001c5dfd"/>
    </style:style>
    <style:style style:name="T2" style:family="text">
      <style:text-properties fo:font-variant="normal" fo:text-transform="none" fo:color="#000000" fo:letter-spacing="normal" fo:font-style="normal" fo:font-weight="normal"/>
    </style:style>
    <style:style style:name="T3" style:family="text">
      <style:text-properties fo:font-size="14pt" style:font-size-asian="14pt" style:font-size-complex="14pt"/>
    </style:style>
    <style:style style:name="T4" style:family="text">
      <style:text-properties officeooo:rsid="001dda32"/>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Rapport de projet Framework Flou</text:span></text:p>
      <text:p text:style-name="P2"/>
      <text:p text:style-name="P2"/>
      <text:p text:style-name="P2"/>
      <text:p text:style-name="P2"/>
      <text:p text:style-name="P2"/>
      <text:p text:style-name="P4">Auteurs : Mathieu Galliere et Philippe Jacob</text:p>
      <text:p text:style-name="P4"/>
      <text:p text:style-name="P3"><text:span text:style-name="T1">Encadrant : </text:span><text:span text:style-name="T2">Pr. Jean-Marc Perronne</text:span> </text:p>
      <text:p text:style-name="P3"/>
      <text:p text:style-name="P3"/>
      <text:p text:style-name="P3"/>
      <text:p text:style-name="P4">Problématique du projet : </text:p>
      <text:p text:style-name="P4"/>
      <text:p text:style-name="P4"><text:span text:style-name="T4">Développer</text:span> un framework flou à partir d’un diagramme UML de modélisation du framework.</text:p>
      <text:p text:style-name="P4"/>
      <text:p text:style-name="P4"><text:span text:style-name="T4">Démarche</text:span> suivie :</text:p>
      <text:p text:style-name="P4"><text:s/><text:span text:style-name="T4">Nous avons codé le framework en testant étape par étape si était fonctionnel puis nous avons essayé l’exemple simplifié donné dans le cours et nous avons corrigé les erreurs restantes qui empêchaient son exécution. Nous avons ensuite implémenté les dernières classes (sugeno, nary-expressions) puis nous avons vérifié le fonctionnement de chaque classe indépendamment ainsi que le fonctionnement de tout le framework, partie par parti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7d90" officeooo:paragraph-rsid="001f7d90"/>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Image1" text:anchor-type="paragraph" svg:width="4.637cm" svg:height="1.094cm" draw:z-index="1"><draw:image xlink:href="Pictures/10000000000003AA000000DDE709ADDC35E072F4.jpg" xlink:type="simple" xlink:show="embed" xlink:actuate="onLoad"/></draw:frame>GALLIERE Mathieu &amp; JACOB Philip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4:04:46.415000000</meta:creation-date>
    <dc:date>2016-05-02T15:55:22.511000000</dc:date>
    <meta:editing-duration>PT34M33S</meta:editing-duration>
    <meta:editing-cycles>2</meta:editing-cycles>
    <meta:generator>LibreOffice/5.1.2.2$Windows_x86 LibreOffice_project/d3bf12ecb743fc0d20e0be0c58ca359301eb705f</meta:generator>
    <meta:document-statistic meta:table-count="0" meta:image-count="1" meta:object-count="0" meta:page-count="2" meta:paragraph-count="8" meta:word-count="106" meta:character-count="710" meta:non-whitespace-character-count="609"/>
  </office:meta>
</office:document-meta>
</file>